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contextual-spacing="false" fo:text-align="center" style:justify-single-word="false"/>
    </style:style>
    <style:style style:name="P2" style:family="paragraph" style:parent-style-name="Standard">
      <style:paragraph-properties fo:margin-top="0.1945in" fo:margin-bottom="0.1945in" style:contextual-spacing="false" fo:text-align="center" style:justify-single-word="false"/>
      <style:text-properties fo:font-size="11pt" fo:font-weight="bold" style:font-name-asian="Times New Roman" style:font-size-asian="11pt" style:rfc-language-tag-asian="es-ES-u-co-trad" style:language-asian="es" style:country-asian="ES" style:font-weight-asian="bold" style:font-name-complex="Calibri1" style:font-size-complex="11pt" style:font-weight-complex="bold"/>
    </style:style>
    <style:style style:name="P3" style:family="paragraph" style:parent-style-name="Standard">
      <style:paragraph-properties fo:margin-top="0.1945in" fo:margin-bottom="0.1945in" style:contextual-spacing="false"/>
      <style:text-properties fo:font-size="11pt" fo:font-weight="bold" style:font-name-asian="Times New Roman" style:font-size-asian="11pt" style:rfc-language-tag-asian="es-ES-u-co-trad" style:language-asian="es" style:country-asian="ES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margin-top="0.1945in" fo:margin-bottom="0.1945in" style:contextual-spacing="false"/>
    </style:style>
    <style:style style:name="P5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background-color="#ff3838"/>
    </style:style>
    <style:style style:name="P7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background-color="#c9211e"/>
    </style:style>
    <style:style style:name="P8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background-color="#ff6d6d"/>
    </style:style>
    <style:style style:name="T1" style:family="text">
      <style:text-properties fo:font-size="11pt" fo:font-weight="bold" style:font-name-asian="Times New Roman" style:font-size-asian="11pt" style:rfc-language-tag-asian="es-ES-u-co-trad" style:language-asian="es" style:country-asian="ES" style:font-weight-asian="bold" style:font-name-complex="Calibri1" style:font-size-complex="11pt" style:font-weight-complex="bold"/>
    </style:style>
    <style:style style:name="T2" style:family="text">
      <style:text-properties fo:font-size="11pt" style:font-name-asian="Times New Roman" style:font-size-asian="11pt" style:rfc-language-tag-asian="es-ES-u-co-trad" style:language-asian="es" style:country-asian="ES" style:font-name-complex="Calibri1" style:font-size-complex="11pt"/>
    </style:style>
    <style:style style:name="T3" style:family="text">
      <style:text-properties style:font-name="Courier New" fo:font-size="10pt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4" style:family="text">
      <style:text-properties style:font-name="Courier New" fo:font-size="10pt" fo:background-color="#ff3838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5" style:family="text">
      <style:text-properties style:font-name="Courier New" fo:font-size="10pt" fo:background-color="#ff3838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6" style:family="text">
      <style:text-properties style:font-name="Courier New" fo:font-size="10pt" fo:background-color="#c9211e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7" style:family="text">
      <style:text-properties style:font-name="Courier New" fo:font-size="10pt" fo:background-color="#c9211e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8" style:family="text">
      <style:text-properties style:font-name="Courier New" fo:font-size="10pt" fo:background-color="#ff6d6d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9" style:family="text">
      <style:text-properties style:font-name="Courier New" fo:font-size="10pt" fo:background-color="#ff6d6d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10" style:family="text">
      <style:text-properties style:font-name="Courier New" fo:font-size="10pt" fo:background-color="#ffa6a6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11" style:family="text">
      <style:text-properties style:font-name="Courier New" fo:font-size="10pt" fo:background-color="#ffa6a6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12" style:family="text">
      <style:text-properties style:font-name="Courier New" fo:font-size="10pt" fo:background-color="transparent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13" style:family="text">
      <style:text-properties style:font-name="Courier New" fo:font-size="10pt" fo:font-weight="bold" fo:background-color="#ff6d6d" loext:char-shading-value="0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4" style:family="text">
      <style:text-properties style:font-name="Courier New" fo:font-size="10pt" fo:font-weight="bold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5" style:family="text">
      <style:text-properties style:font-name="Courier New" fo:font-size="10pt" fo:font-weight="bold" fo:background-color="#c9211e" loext:char-shading-value="0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6" style:family="text">
      <style:text-properties style:font-name="Courier New" fo:font-size="10pt" fo:font-weight="bold" fo:background-color="#ffa6a6" loext:char-shading-value="0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7" style:family="text">
      <style:text-properties style:font-name="Courier New" fo:font-size="10pt" fo:font-weight="bold" fo:background-color="#ffa6a6" loext:char-shading-value="0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8" style:family="text">
      <style:text-properties style:font-name="Courier New" fo:font-size="10pt" fo:font-weight="bold" fo:background-color="#ff3838" loext:char-shading-value="0" style:font-name-asian="Times New Roman" style:font-size-asian="10pt" style:rfc-language-tag-asian="es-ES-u-co-trad" style:language-asian="es" style:country-asian="ES" style:font-weight-asian="bold" style:font-name-complex="Courier New1" style:font-size-complex="10pt" style:font-weight-complex="bold"/>
    </style:style>
    <style:style style:name="T19" style:family="text">
      <style:text-properties style:font-name="Courier New" fo:font-size="10pt" fo:background-color="#729fcf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  <style:style style:name="T20" style:family="text">
      <style:text-properties style:font-name="Courier New" fo:font-size="10pt" fo:background-color="#729fcf" loext:char-shading-value="0" style:font-name-asian="Times New Roman" style:font-size-asian="10pt" style:rfc-language-tag-asian="es-ES-u-co-trad" style:language-asian="es" style:country-asian="ES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oratorio autónomo de análisis de secuencias génicas en genbank</text:span></text:p>
      <text:p text:style-name="P2"/>
      <text:p text:style-name="P4"><text:span text:style-name="T1">Plantila para resaltar elementos génicos sobre la secuencia.</text:span></text:p>
      <text:p text:style-name="P4"><text:span text:style-name="T1">Secuencia con coordenadas para accesión </text:span><text:span text:style-name="T2">AF222792:</text:span></text:p>
      <text:p text:style-name="P5"><text:span text:style-name="T3"><text:s text:c="4"/></text:span></text:p>
      <text:p text:style-name="P5"><text:bookmark text:name="sequence_AF222792.1"/><text:span text:style-name="T3"><text:s text:c="8"/>1 gagcagcagg agcgcgaagg cgcggtcggc gccgatcgtg gcgtgcgggc ttctccgctc</text:span></text:p>
      <text:p text:style-name="P5"><text:span text:style-name="T3"><text:s text:c="7"/>61 ggcgggaaac gccgtgtcgc gggctgctgt cgtggtcatg ggggggtccg ttccggcagt</text:span></text:p>
      <text:p text:style-name="P5"><text:span text:style-name="T3"><text:s text:c="6"/>121 tgcccgcggc cgtgggcttg gtctgttccc ggccgcggcg ggtctgggcg ggggtgcggg</text:span></text:p>
      <text:p text:style-name="P5"><text:span text:style-name="T3"><text:s text:c="6"/>181 </text:span><text:span text:style-name="T18">tca</text:span><text:span text:style-name="T5">gcagcag tggccgtcgc tgtcgcggtc ggtggaggcc ggtgtgggga cgggctgggg</text:span></text:p>
      <text:p text:style-name="P6"><text:span text:style-name="T3"><text:s text:c="6"/>241 tgcgcagcag tcgtccgctg cggcggcgga gggggctgtc ccggtggggg cggagtggcg</text:span></text:p>
      <text:p text:style-name="P6"><text:span text:style-name="T3"><text:s text:c="6"/>301 ggccggctgc tgggtgcggt ggcggacggc ggcggccgcc acggcgagga cgaccaccac</text:span></text:p>
      <text:p text:style-name="P6"><text:span text:style-name="T3"><text:s text:c="6"/>361 ggcggtgacg gcgatggcgg tggtgtgacc ctggatccag gcggtggcgg tggcggagaa</text:span></text:p>
      <text:p text:style-name="P6"><text:span text:style-name="T3"><text:s text:c="6"/>421 ggaggcgagg ccgccgccgg gggtggccgt ggtggcgccg ccggtggcag cggggtacca</text:span></text:p>
      <text:p text:style-name="P6"><text:span text:style-name="T3"><text:s text:c="6"/>481 gtaccaggcc aggtaggcgc cggtgaggac gaggacggcg gcggtgatgc gggtgccgtg</text:span></text:p>
      <text:p text:style-name="P6"><text:span text:style-name="T3"><text:s text:c="6"/>541 ccgggccagg gcggtgatct tgcgggtgag ggcggcgccc gcggcggcgg tggtgaccgc</text:span></text:p>
      <text:p text:style-name="P6"><text:span text:style-name="T3"><text:s text:c="6"/>601 gacgagcagc aggacggcgg ccgatccggc ggcgtaggcg gcgaagaccg cgagaagtcc</text:span></text:p>
      <text:p text:style-name="P6"><text:span text:style-name="T3"><text:s text:c="6"/>661 ggcgaagttc gcggtggcct gggcctgggc gatgaccgcg agcagcactc cgaaggtgca</text:span></text:p>
      <text:p text:style-name="P6"><text:span text:style-name="T3"><text:s text:c="6"/>721 cgacagggac gcggcggcgt agccgacgcc gaagaccacc atgcgccggg cggtcggcgg</text:span></text:p>
      <text:p text:style-name="P6"><text:span text:style-name="T3"><text:s text:c="6"/>781 gcccgccgac cggcgggtgc cggtggccag gtgcagccgc aggctgagtg tgcggccggt</text:span></text:p>
      <text:p text:style-name="P6"><text:span text:style-name="T3"><text:s text:c="6"/>841 gaccatgacg gcgccgagga gcagcaggat gatgccggtg gccagaccca gccagggggc</text:span></text:p>
      <text:p text:style-name="P6"><text:span text:style-name="T3"><text:s text:c="6"/>901 ggcttggatc agggcgcggg ctccggcgct gacgatgagc ccggcagcgg cgagggtgcc</text:span></text:p>
      <text:p text:style-name="P6"><text:span text:style-name="T3"><text:s text:c="6"/>961 ggcgaagccg agggtgaggg cggcgccgga gcgcagggcc cggccgaggc gtaccggcag</text:span></text:p>
      <text:p text:style-name="P6"><text:span text:style-name="T3"><text:s text:c="5"/>1021 cggtgaggtg tcgctgtcgc cgagggcgga ggtgatccag gcgggcagca gggcgaagcc</text:span></text:p>
      <text:p text:style-name="P6"><text:span text:style-name="T3"><text:s text:c="5"/>1081 gcaggggttg accggggcga gcatcccggc ggcgaaggcg agggcgagca ggccgtt</text:span><text:span text:style-name="T14">ca</text:span><text:span text:style-name="T16">t</text:span></text:p>
      <text:p text:style-name="P7"><text:span text:style-name="T3"><text:s text:c="5"/>1141 </text:span><text:span text:style-name="T14">ca</text:span><text:span text:style-name="T3">cgcgcccg </text:span><text:span text:style-name="T19">ccttctt</text:span><text:span text:style-name="T3">cag cgcgtcctgg atctggccgg ccgaggggtc ggtggcccgg</text:span></text:p>
      <text:p text:style-name="P7"><text:span text:style-name="T3"><text:s text:c="5"/>1201 taggtgacct tgccggccgg atcgacgacg atcagcgtgg acagcgcggc cacctggtac</text:span></text:p>
      <text:p text:style-name="P7"><text:span text:style-name="T3"><text:s text:c="5"/>1261 cgctgggaca gtgtggcgtt cttgtcgacg gtggcgggca gagtcggggc cttgatgtac</text:span></text:p>
      <text:p text:style-name="P7"><text:span text:style-name="T3"><text:s text:c="5"/>1321 tgcaggaact gcatgatcgt cgtcttcgac tcgctcggat ccatgtcgac cgcgaggaag</text:span></text:p>
      <text:p text:style-name="P7"><text:span text:style-name="T3"><text:s text:c="5"/>1381 ttggctttct tcccggcctt gtcgaacgcc ttcgcggcct tgtccaggtt cttggcgccg</text:span></text:p>
      <text:p text:style-name="P7"><text:span text:style-name="T3"><text:s text:c="5"/>1441 ccggcgcact caccgcagcc caccgagaag aagaacagcg cggcgggctc cttcgccggc</text:span></text:p>
      <text:p text:style-name="P7"><text:span text:style-name="T3"><text:s text:c="5"/>1501 accgccagct tggtgtcgtc gaggagggtg agggtgtccg ccttcgcagc ggcggcgttg</text:span></text:p>
      <text:p text:style-name="P7"><text:span text:style-name="T3"><text:s text:c="5"/>1561 ccgccgctgg tgctcgtggc gggggtgctc gtcttggtgt cggtgccgca ggcggacagg</text:span></text:p>
      <text:p text:style-name="P7"><text:span text:style-name="T3"><text:s text:c="5"/>1621 gtgagcgccg cggtggcggc cgcggccaga gccagggcgg tacggcggcg cagacgggtg</text:span></text:p>
      <text:p text:style-name="P5"><text:span text:style-name="T7"><text:s text:c="5"/>1681 cggcgggcgg cgggggaagc agaggt</text:span><text:span text:style-name="T15">cat</text:span><text:span text:style-name="T3">g ggtggtgcgg g</text:span><text:span text:style-name="T20">ccttcct</text:span><text:span text:style-name="T3">cg gaggccggga</text:span></text:p>
      <text:p text:style-name="P5"><text:span text:style-name="T3"><text:s text:c="5"/>1741 ctcgatggag ggtcccggtc ggcagggaac gaaggggtga gcgcggcgat ggccgacaga</text:span></text:p>
      <text:p text:style-name="P5"><text:span text:style-name="T3"><text:s text:c="5"/>1801 cggtcgggcg gggcgtgtgg cgggcgccgg ccggg</text:span><text:span text:style-name="T15">tca</text:span><text:span text:style-name="T7">gt gcttgcgcag caggtcgccc</text:span></text:p>
      <text:p text:style-name="P7"><text:span text:style-name="T3"><text:s text:c="5"/>1861 tcgtgctggt cggtgcggct gccagggggg cagcaggcgt cgccgtcgcc ggtggggcgg</text:span></text:p>
      <text:p text:style-name="P7"><text:span text:style-name="T3"><text:s text:c="5"/>1921 cggcgcagcc accaggcgag accgccggcc agcaggaccg cggccggggc cagcagccag</text:span></text:p>
      <text:p text:style-name="P7"><text:span text:style-name="T3"><text:s text:c="5"/>1981 ggactgacca gcaccccgcc aaggcccgcc agggcgccgc tggccagcag caccggcccg</text:span></text:p>
      <text:p text:style-name="P7"><text:span text:style-name="T3"><text:s text:c="5"/>2041 gcgcagcaga tgatcggcag cagcgcgacg ccgaccacgg cgagggtgcc gagcaggcca</text:span></text:p>
      <text:p text:style-name="P5"><text:span text:style-name="T7"><text:s text:c="5"/>2101 ctacggcggc ctgcgggctg ggtgggcgga cgt</text:span><text:span text:style-name="T15">g</text:span><text:span text:style-name="T17">tcat</text:span><text:span text:style-name="T9">cg ctgctccc</text:span><text:span text:style-name="T20">cc tttcc</text:span><text:span text:style-name="T9">gggga</text:span></text:p>
      <text:p text:style-name="P8"><text:span text:style-name="T3"><text:s text:c="5"/>2161 tgtggtcgca gcagtccagg gcggcggcgt tgtcggcggc cagcgaccgg gccagcatga</text:span></text:p>
      <text:p text:style-name="P8"><text:span text:style-name="T3"><text:s text:c="5"/>2221 ccagatccgc gacccggggg tcgccgacgg agtaacgaag cttcttgccg tcccggcggg</text:span></text:p>
      <text:p text:style-name="P8"><text:span text:style-name="T3"><text:s text:c="5"/>2281 cgctgacgta gccgcagtcc acgagacagg acaggtgcac cgacacgcgg ggctgggaga</text:span></text:p>
      <text:p text:style-name="P8"><text:span text:style-name="T3"><text:s text:c="5"/>2341 taccggcgtg ctcgacgcac tccgcgctcg tgcgctcacc acgctggatg aactccagca</text:span></text:p>
      <text:p text:style-name="P8"><text:span text:style-name="T3"><text:s text:c="5"/>2401 gattcagccg ggtggggtcc gcgagcgcgc ggaagaaccg ggccgtggtg tccaggtgcg</text:span></text:p>
      <text:p text:style-name="P5"><text:span text:style-name="T9"><text:s text:c="5"/>2461 tgcacggcac ctcggccgtg gccgccgaac tcgcaagggc gggggattt</text:span><text:span text:style-name="T13">c at</text:span><text:span text:style-name="T3">aagcagag</text:span></text:p>
      <text:p text:style-name="P5"><text:span text:style-name="T3"><text:s text:c="5"/>2521 </text:span><text:span text:style-name="T20">cctttcc</text:span><text:span text:style-name="T3">aca agcagctatt cgccttcccg catagtatgg tggctgtctg ccattcggca</text:span></text:p>
      <text:p text:style-name="P5"><text:span text:style-name="T3"><text:s text:c="5"/>2581 agccgcatag gaaacgggtc cggcgccagg cgcccggccc cac</text:span><text:span text:style-name="T20">agaggga</text:span><text:span text:style-name="T3"> ggtagtgct</text:span><text:span text:style-name="T13">g</text:span></text:p>
      <text:p text:style-name="P8"><text:span text:style-name="T14"><text:s text:c="5"/>2641 tg</text:span><text:span text:style-name="T3">ctccaggc acacaccggt tacgacctgg cgatcgtcgg ctcgggcggc ggcgcgttcg</text:span></text:p>
      <text:p text:style-name="P8"><text:span text:style-name="T3"><text:s text:c="5"/>2701 ccgcggccat cgcggcccgc aacaagggca ggagggtggt gatggtcgag cgcggcacca</text:span></text:p>
      <text:p text:style-name="P8"><text:span text:style-name="T3"><text:s text:c="5"/>2761 ccggcggcac ctgcgtgaac gtcggctgcg tgccgtccaa ggcgctgctg gccgccgccg</text:span></text:p>
      <text:p text:style-name="P8"><text:span text:style-name="T3"><text:s text:c="5"/>2821 aggcccgcca cggcgcccgt gcggcgagcc ggttccccgg cctgcaggcc accgagcccg</text:span></text:p>
      <text:p text:style-name="P8"><text:span text:style-name="T3"><text:s text:c="5"/>2881 cactggactt ccccgcgctg atcggcggca aggacgcgct ggtcgagcag ctgcgggcgg</text:span></text:p>
      <text:p text:style-name="P8"><text:span text:style-name="T3"><text:s text:c="5"/>2941 agaagtacac cgacctggcc gccgagtacg gctggcagat cgtgcacggc accgccgcct</text:span></text:p>
      <text:p text:style-name="P8"><text:soft-page-break/><text:span text:style-name="T3"><text:s text:c="5"/>3001 tcgccgacgg ccccgtgctg gaggtctcac tgaacgacgg cggcaccacc accatcgagg</text:span></text:p>
      <text:p text:style-name="P8"><text:span text:style-name="T3"><text:s text:c="5"/>3061 cagcccacta cctgatcgcc accggctccg cccccaccgc cccgcccatc gacggcctgg</text:span></text:p>
      <text:p text:style-name="P8"><text:span text:style-name="T3"><text:s text:c="5"/>3121 accaggtgga ctacctgacc tccaccaccg ccatggaact ccagcagctc cccgagcacc</text:span></text:p>
      <text:p text:style-name="P8"><text:span text:style-name="T3"><text:s text:c="5"/>3181 tgctggttct cggcggcggc tacgtcggcc tggagcaggc ccagctcttc gcccgcctcg</text:span></text:p>
      <text:p text:style-name="P8"><text:span text:style-name="T3"><text:s text:c="5"/>3241 gcagccgagt caccctggcc gtccgctccc gcctggcttc ccgggaagag ccggagatct</text:span></text:p>
      <text:p text:style-name="P8"><text:span text:style-name="T3"><text:s text:c="5"/>3301 ccgccggaat cgaggacgtc ttccgcgagg agggcttcgc cgtccacacc cgcacccagc</text:span></text:p>
      <text:p text:style-name="P8"><text:span text:style-name="T3"><text:s text:c="5"/>3361 tccgtgcggt ccgccgcgac ggcgacggca tcctcgccac cctcaccggc cccggcggcg</text:span></text:p>
      <text:p text:style-name="P8"><text:span text:style-name="T3"><text:s text:c="5"/>3421 agcagcaggt gcgcgccagc cacctgctca tcgccaccgg acgacggccc gtcaccgacg</text:span></text:p>
      <text:p text:style-name="P8"><text:span text:style-name="T3"><text:s text:c="5"/>3481 gcctcggcct ggagcgggtc ggggtgaaga ccggcgagcg cggcgaggtc gtggtggacg</text:span></text:p>
      <text:p text:style-name="P8"><text:span text:style-name="T3"><text:s text:c="5"/>3541 agtacctgcg caccgacaac ccgcgcatct gggcggccgg agacgtcacc ggccacccgg</text:span></text:p>
      <text:p text:style-name="P8"><text:span text:style-name="T3"><text:s text:c="5"/>3601 acttcgtgta cgtcgccgcc gcgcacggaa ccctcgtcgc cgacaacgcc ctggacggcg</text:span></text:p>
      <text:p text:style-name="P8"><text:span text:style-name="T3"><text:s text:c="5"/>3661 cggagcgcac cctggactac accgcgctgc cgaaggtcac cttcaccagc cccgccatcg</text:span></text:p>
      <text:p text:style-name="P8"><text:span text:style-name="T3"><text:s text:c="5"/>3721 cctcggtcgg gatgaccgac gcccagctgg ccgaggccgg gatcgcctgc cagtgccgga</text:span></text:p>
      <text:p text:style-name="P8"><text:span text:style-name="T3"><text:s text:c="5"/>3781 ccctgccgat ggagtacgtg ccccgggcgc tggccaaccg tgacacccgc ggcttggtca</text:span></text:p>
      <text:p text:style-name="P8"><text:span text:style-name="T3"><text:s text:c="5"/>3841 agctcatcgc cgaacgcggc accggaaagc tgctgggcgc ccacgtcctc gccgacggcg</text:span></text:p>
      <text:p text:style-name="P8"><text:span text:style-name="T3"><text:s text:c="5"/>3901 cgggcgacat catcaccgcc gccacctatg ccatcactgc aggactcacc gtcgaccagc</text:span></text:p>
      <text:p text:style-name="P8"><text:span text:style-name="T3"><text:s text:c="5"/>3961 tcgcgcgcac ctggcacccc tacctgacca tggccgaagc cctcaagctc gccgcccaga</text:span></text:p>
      <text:p text:style-name="P5"><text:span text:style-name="T9"><text:s text:c="5"/>4021 ccttcacctc ggacgtcgcc aagctctcct gctgcgccgg c</text:span><text:span text:style-name="T13">tga</text:span><text:span text:style-name="T3">accacc gg</text:span><text:span text:style-name="T20">aagggaa</text:span><text:span text:style-name="T3">g</text:span></text:p>
      <text:p text:style-name="P5"><text:span text:style-name="T3"><text:s text:c="5"/>4081 cggtcc</text:span><text:span text:style-name="T13">atg</text:span><text:span text:style-name="T9">a gcaccaaccg gacgcgctcc atgacgatcg gcgagctgtc ccaccggacc</text:span></text:p>
      <text:p text:style-name="P8"><text:span text:style-name="T3"><text:s text:c="5"/>4141 ggggtgccga tcaagacact gcgcgagtac accgacaccg ggctgatcta cacggtcggc</text:span></text:p>
      <text:p text:style-name="P8"><text:span text:style-name="T3"><text:s text:c="5"/>4201 cgcagcccgg cgaactaccg gctgtacgac gccgacgccc tgtggtgcgt gcactggatc</text:span></text:p>
      <text:p text:style-name="P8"><text:span text:style-name="T3"><text:s text:c="5"/>4261 ggcgaactgc gcggcctggg cctgaccgtg gccgagatcc gcgcctcgac ccgggaatgc</text:span></text:p>
      <text:p text:style-name="P8"><text:span text:style-name="T3"><text:s text:c="5"/>4321 ctgggccgcg ccgaccggtc ggtcggccct cacctggccg aactgctgca ccgctcccgc</text:span></text:p>
      <text:p text:style-name="P8"><text:span text:style-name="T3"><text:s text:c="5"/>4381 gagcgggcgc ggtggcgcat caccgaacag cagcagatcc tcgcccgaat cgacgcgttc</text:span></text:p>
      <text:p text:style-name="P5"><text:span text:style-name="T9"><text:s text:c="5"/>4441 gaagcggacc accgggccga cctggcccgc gcccggcgac ctgcgctggg ccgg</text:span><text:span text:style-name="T13">tga</text:span><text:span text:style-name="T3">ccc</text:span></text:p>
      <text:p text:style-name="P5"><text:span text:style-name="T3"><text:s text:c="5"/>4501 cgggcaggca ccgccggtga gcccccggct tgaccctcac cccggggtca gaccctacgg</text:span></text:p>
      <text:p text:style-name="P5"><text:span text:style-name="T3"><text:s text:c="5"/>4561 tcgcggcatc ggaacactcc gagccggagg caccacgaca cccggcaccc cggacgtcca</text:span></text:p>
      <text:p text:style-name="P5"><text:span text:style-name="T3"><text:s text:c="5"/>4621 ccggcccgca agggggcggg gcgaagcccc caccccgccg gcctccactc accgcaaacg</text:span></text:p>
      <text:p text:style-name="P5"><text:span text:style-name="T3"><text:s text:c="5"/>4681 gg</text:span><text:span text:style-name="T20">aaggaa</text:span><text:span text:style-name="T3">cc ctgacc</text:span><text:span text:style-name="T13">atg</text:span><text:span text:style-name="T9">g acccgcagat ccagcagctc gccacccgcc tgagcgacac</text:span></text:p>
      <text:p text:style-name="P8"><text:span text:style-name="T3"><text:s text:c="5"/>4741 gctcgacagt gccctcgggg cccgctcctg gctgcagcag cccctgctgc agctcctcgc</text:span></text:p>
      <text:p text:style-name="P8"><text:span text:style-name="T3"><text:s text:c="5"/>4801 cgaaggccga ccggtcacca ccggcggact cgccaccgct accggccgcc ccgaggacga</text:span></text:p>
      <text:p text:style-name="P8"><text:span text:style-name="T3"><text:s text:c="5"/>4861 gatccggcag gcacttgtcg ccatgcccga caccgaatac gacgcggacg gccgcatcat</text:span></text:p>
      <text:p text:style-name="P8"><text:span text:style-name="T3"><text:s text:c="5"/>4921 cggcgccggc cttaccctca accccactcc gcaccgctac gagaccggcg gccacacgct</text:span></text:p>
      <text:p text:style-name="P8"><text:span text:style-name="T3"><text:s text:c="5"/>4981 ctacacctgg tgcgccctgg acaccctgat cttccccgcc atcctgggca cgcccgcccg</text:span></text:p>
      <text:p text:style-name="P8"><text:span text:style-name="T3"><text:s text:c="5"/>5041 cgtcacctcc ccctgccacg ccaccgggga gcccgtgcgg ctgacggtgg agcccgaccg</text:span></text:p>
      <text:p text:style-name="P8"><text:span text:style-name="T3"><text:s text:c="5"/>5101 ggtcaccagc gtggagccgg ccaccgccgt cgtctccatc gtcgcccccg acgcgccgac</text:span></text:p>
      <text:p text:style-name="P8"><text:span text:style-name="T3"><text:s text:c="5"/>5161 ctcggtccgg gcctccttct gcaaccaggt ccacttcttc gccacccccg acgcgggcaa</text:span></text:p>
      <text:p text:style-name="P8"><text:span text:style-name="T3"><text:s text:c="5"/>5221 ggactggctg gaggagcacc ccggcgccgc cgtcctgccc gtcgccgacg cccaccagct</text:span></text:p>
      <text:p text:style-name="P5"><text:span text:style-name="T9"><text:s text:c="5"/>5281 cggccgcccc ctcaccgagc agctctccgc cgccgacacc ccgaccggct gctgc</text:span><text:span text:style-name="T13">tga</text:span><text:span text:style-name="T3">at</text:span></text:p>
      <text:p text:style-name="P5"><text:span text:style-name="T3"><text:s text:c="5"/>5341 cccgtccccg ggcgatcaac ggctgtgtga cacagaatta ggtattctgt gtcacacctg</text:span></text:p>
      <text:p text:style-name="P5"><text:span text:style-name="T3"><text:s text:c="5"/>5401 ggttgatccg ctccgggcga cctgcgggga tccactccgg cggcgggggc gactcggcaa</text:span></text:p>
      <text:p text:style-name="P5"><text:span text:style-name="T3"><text:s text:c="5"/>5461 cgttctggtg ccacatcggc cgggaggtgc ccgcacgatg tccgtgatcc ctctcccgcg</text:span></text:p>
      <text:p text:style-name="P5"><text:span text:style-name="T3"><text:s text:c="5"/>5521 cagcgcgagc acggtgccgc tcgcggtcgc cgtggaccgg ttcctcgacc gcttccgtga</text:span></text:p>
      <text:p text:style-name="P5"><text:span text:style-name="T3"><text:s text:c="5"/>5581 tgatcccggc acccgcacca cctacgccga gaccctcgcc cggctccgcg cgctcgtcgg</text:span></text:p>
      <text:p text:style-name="P5"><text:span text:style-name="T3"><text:s text:c="5"/>5641 tgaccggttc gccaccggcg acctcacccc ggagatctac gaggcggtga tggcccgctg</text:span></text:p>
      <text:p text:style-name="P5"><text:span text:style-name="T3"><text:s text:c="5"/>5701 ggacgagcgg gccgcgaacc cctggaacaa gcacctgtcg gcgctgaact cgttcgccac</text:span></text:p>
      <text:p text:style-name="P5"><text:span text:style-name="T3"><text:s text:c="5"/>5761 ctacgcgcgg cggcaggact ggctgacggc cgacccgggc cggcggctag agcggcgcaa</text:span></text:p>
      <text:p text:style-name="P5"><text:span text:style-name="T3"><text:s text:c="5"/>5821 ggtgacccgc gaccgcgaca aggccctccc ccgggcccgg ctggaacggc tgttcaccga</text:span></text:p>
      <text:p text:style-name="P5"><text:span text:style-name="T3"><text:s text:c="5"/>5881 cgaccgcttc cccttgcgtg aacgggtctt gtggcgcatg g</text:span></text:p>
      <text:p text:style-name="P5"><text:span text:style-name="T3">//</text:span></text:p>
      <text:p text:style-name="P3"/>
      <text:p text:style-name="Standard">Leyenda empleada<text:bookmark text:name="_GoBack"/>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C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s" fo:country="C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ff_5f_line" style:display-name="ff_lin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618in" fo:margin-bottom="0.9839in" fo:margin-left="0.7874in" fo:margin-right="0.9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son Teran Perez</meta:initial-creator>
    <meta:editing-cycles>4</meta:editing-cycles>
    <meta:creation-date>2020-04-03T06:06:00</meta:creation-date>
    <dc:date>2022-04-01T15:12:44.323447349</dc:date>
    <meta:editing-duration>PT51M19S</meta:editing-duration>
    <meta:generator>LibreOffice/7.2.5.2$Linux_X86_64 LibreOffice_project/499f9727c189e6ef3471021d6132d4c694f357e5</meta:generator>
    <meta:document-statistic meta:table-count="0" meta:image-count="0" meta:object-count="0" meta:page-count="2" meta:paragraph-count="105" meta:word-count="718" meta:character-count="7602" meta:non-whitespace-character-count="6469"/>
    <meta:user-defined meta:name="AppVersion">16.0000</meta:user-defined>
    <meta:template xlink:type="simple" xlink:actuate="onRequest" xlink:title="Normal" xlink:href=""/>
  </office:meta>
</office:document-meta>
</file>